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tyle:font-face style:name="Lohit Devanagari1" svg:font-family="'Lohit Devanagari'"/>
    <style:font-face style:name="apple-system" svg:font-family="apple-system, BlinkMacSystemFont, 'Segoe UI', Helvetica, Arial, sans-serif, 'Apple Color Emoji', 'Segoe UI Emoji'"/>
    <style:font-face style:name="inherit" svg:font-family="inherit"/>
    <style:font-face style:name="Consolas1" svg:font-family="Consolas, Menlo, Monaco, 'Lucida Console', 'Liberation Mono', 'DejaVu Sans Mono', 'Bitstream Vera Sans Mono', 'Courier New', monospace" style:font-family-generic="swiss"/>
    <style:font-face style:name="Liberation Mono" svg:font-family="'Liberation Mono'" style:font-family-generic="modern" style:font-pitch="fixed"/>
    <style:font-face style:name="Noto Sans Mono CJK JP1" svg:font-family="'Noto Sans Mono CJK JP'" style:font-family-generic="modern" style:font-pitch="fixed"/>
    <style:font-face style:name="Liberation Serif" svg:font-family="'Liberation Serif'" style:font-family-generic="roman" style:font-pitch="variable"/>
    <style:font-face style:name="Noto Sans CJK JP" svg:font-family="'Noto Sans CJK JP'" style:font-family-generic="roman" style:font-pitch="variable"/>
    <style:font-face style:name="Liberation Sans" svg:font-family="'Liberation Sans'" style:font-family-generic="swiss" style:font-pitch="variable"/>
    <style:font-face style:name="Noto Sans CJK JP1" svg:font-family="'Noto Sans CJK JP'" style:font-family-generic="swiss" style:font-pitch="variable"/>
    <style:font-face style:name="Noto Sans Mono CJK JP" svg:font-family="'Noto Sans Mono CJK JP'" style:font-family-generic="swiss" style:font-pitch="variable"/>
    <style:font-face style:name="Lohit Devanagari" svg:font-family="'Lohit Devanagari'" style:font-family-generic="system" style:font-pitch="variable"/>
    <style:font-face style:name="Noto Sans CJK JP2" svg:font-family="'Noto Sans CJK JP'" style:font-family-generic="system" style:font-pitch="variable"/>
  </office:font-face-decls>
  <office:automatic-styles>
    <style:style style:name="P1" style:family="paragraph" style:parent-style-name="Standard">
      <style:text-properties officeooo:rsid="000ea412" officeooo:paragraph-rsid="000ea412"/>
    </style:style>
    <style:style style:name="P2" style:family="paragraph" style:parent-style-name="Standard">
      <style:text-properties officeooo:rsid="000ea412" officeooo:paragraph-rsid="002905fc"/>
    </style:style>
    <style:style style:name="P3" style:family="paragraph" style:parent-style-name="Standard">
      <style:text-properties officeooo:rsid="0011cd30" officeooo:paragraph-rsid="0011cd30"/>
    </style:style>
    <style:style style:name="P4" style:family="paragraph" style:parent-style-name="Standard">
      <style:text-properties officeooo:rsid="0015d937" officeooo:paragraph-rsid="0015d937"/>
    </style:style>
    <style:style style:name="P5" style:family="paragraph" style:parent-style-name="Standard">
      <style:text-properties fo:font-variant="normal" fo:text-transform="none" fo:color="#525252" style:font-name="Consolas" fo:font-size="11.25pt" fo:letter-spacing="normal" fo:font-style="normal" fo:font-weight="normal" officeooo:rsid="002df9fb" officeooo:paragraph-rsid="002df9fb"/>
    </style:style>
    <style:style style:name="P6" style:family="paragraph" style:parent-style-name="Standard">
      <style:text-properties fo:font-variant="normal" fo:text-transform="none" fo:color="#212529" style:font-name="Consolas1" fo:font-size="11.1999998092651pt" fo:letter-spacing="normal" fo:font-style="normal" fo:font-weight="normal" officeooo:rsid="0011cd30" officeooo:paragraph-rsid="000ea412" style:font-size-asian="11.1999998092651pt" style:font-size-complex="11.1999998092651pt"/>
    </style:style>
    <style:style style:name="P7" style:family="paragraph" style:parent-style-name="Standard">
      <style:text-properties fo:font-variant="normal" fo:text-transform="none" fo:color="#21409a" style:font-name="Consolas" fo:font-size="11.25pt" fo:letter-spacing="normal" fo:font-style="normal" fo:font-weight="normal" officeooo:rsid="000ea412" officeooo:paragraph-rsid="0015b222"/>
    </style:style>
    <style:style style:name="P8" style:family="paragraph" style:parent-style-name="Standard">
      <style:text-properties fo:font-variant="normal" fo:text-transform="none" fo:color="#21409a" style:font-name="Consolas" fo:font-size="11.25pt" fo:letter-spacing="normal" fo:font-style="normal" fo:font-weight="normal" officeooo:rsid="0015d937" officeooo:paragraph-rsid="0015d937"/>
    </style:style>
    <style:style style:name="P9" style:family="paragraph" style:parent-style-name="Standard">
      <style:text-properties fo:font-variant="normal" fo:text-transform="none" fo:color="#21409a" style:font-name="Consolas" fo:font-size="11.25pt" fo:letter-spacing="normal" fo:font-style="normal" fo:font-weight="normal" officeooo:rsid="0018071b" officeooo:paragraph-rsid="0018071b"/>
    </style:style>
    <style:style style:name="P10" style:family="paragraph" style:parent-style-name="Standard">
      <style:text-properties fo:font-variant="normal" fo:text-transform="none" fo:color="#21409a" style:font-name="Consolas" fo:font-size="11.25pt" fo:letter-spacing="normal" fo:font-style="normal" fo:font-weight="normal" officeooo:rsid="001d9faa" officeooo:paragraph-rsid="001d9faa"/>
    </style:style>
    <style:style style:name="P11" style:family="paragraph" style:parent-style-name="Standard">
      <style:text-properties fo:font-variant="normal" fo:text-transform="none" fo:color="#21409a" style:font-name="Consolas" fo:font-size="11.25pt" fo:letter-spacing="normal" fo:font-style="normal" fo:font-weight="normal" officeooo:rsid="002b9c0d" officeooo:paragraph-rsid="002b9c0d"/>
    </style:style>
    <style:style style:name="P12" style:family="paragraph" style:parent-style-name="Standard">
      <style:text-properties fo:font-variant="normal" fo:text-transform="none" fo:color="#ce181e" style:font-name="Consolas" fo:font-size="11.25pt" fo:letter-spacing="normal" fo:font-style="normal" fo:font-weight="normal" officeooo:rsid="001d474f" officeooo:paragraph-rsid="001d474f"/>
    </style:style>
    <style:style style:name="P13" style:family="paragraph" style:parent-style-name="Standard">
      <style:text-properties fo:font-variant="normal" fo:text-transform="none" fo:color="#ce181e" style:font-name="Consolas" fo:font-size="11.25pt" fo:letter-spacing="normal" fo:font-style="normal" fo:font-weight="normal" officeooo:rsid="002b9c0d" officeooo:paragraph-rsid="002b9c0d"/>
    </style:style>
    <style:style style:name="P14" style:family="paragraph" style:parent-style-name="Standard">
      <style:text-properties fo:font-variant="normal" fo:text-transform="none" fo:color="#ce181e" style:font-name="Noto Sans CJK JP1" fo:font-size="10.5pt" fo:letter-spacing="normal" fo:font-style="normal" fo:font-weight="normal" officeooo:rsid="00374977" officeooo:paragraph-rsid="00374977" style:font-name-asian="Noto Sans CJK JP1" style:font-size-asian="10.5pt" style:font-size-complex="10.5pt"/>
    </style:style>
    <style:style style:name="P15" style:family="paragraph" style:parent-style-name="Standard">
      <style:text-properties style:font-name="Consolas1" fo:font-size="11.1999998092651pt" officeooo:rsid="0011cd30" officeooo:paragraph-rsid="0011cd30" style:font-name-asian="Consolas1" style:font-size-asian="11.1999998092651pt" style:font-size-complex="11.1999998092651pt"/>
    </style:style>
    <style:style style:name="P16" style:family="paragraph" style:parent-style-name="Standard">
      <style:text-properties style:font-name="Consolas1" fo:font-size="11.1999998092651pt" officeooo:rsid="0043f22f" officeooo:paragraph-rsid="0043f22f" style:font-name-asian="Consolas1" style:font-size-asian="11.1999998092651pt" style:font-size-complex="11.1999998092651pt"/>
    </style:style>
    <style:style style:name="P17" style:family="paragraph" style:parent-style-name="Standard">
      <style:text-properties style:font-name="Consolas1" fo:font-size="11.1999998092651pt" officeooo:rsid="0043f22f" officeooo:paragraph-rsid="004f80ba" style:font-name-asian="Consolas1" style:font-size-asian="11.1999998092651pt" style:font-size-complex="11.1999998092651pt"/>
    </style:style>
    <style:style style:name="P18" style:family="paragraph" style:parent-style-name="Standard">
      <style:text-properties officeooo:rsid="0043f22f" officeooo:paragraph-rsid="0043f22f"/>
    </style:style>
    <style:style style:name="P19" style:family="paragraph" style:parent-style-name="Standard">
      <style:text-properties officeooo:rsid="004aa9cc" officeooo:paragraph-rsid="004aa9cc"/>
    </style:style>
    <style:style style:name="P20" style:family="paragraph" style:parent-style-name="Standard">
      <style:text-properties officeooo:rsid="004aa9cc" officeooo:paragraph-rsid="004d08d6"/>
    </style:style>
    <style:style style:name="P21" style:family="paragraph" style:parent-style-name="Standard">
      <style:text-properties officeooo:paragraph-rsid="004b76a8"/>
    </style:style>
    <style:style style:name="P22" style:family="paragraph" style:parent-style-name="Standard">
      <style:text-properties style:font-name="Noto Sans Mono CJK JP" fo:font-size="10.5pt" fo:font-weight="bold" officeooo:rsid="0011cd30" officeooo:paragraph-rsid="0011cd30" style:font-name-asian="Noto Sans Mono CJK JP" style:font-size-asian="10.5pt" style:font-weight-asian="bold" style:font-size-complex="10.5pt" style:font-weight-complex="bold"/>
    </style:style>
    <style:style style:name="P23" style:family="paragraph" style:parent-style-name="Standard">
      <style:text-properties style:font-name="Noto Sans Mono CJK JP" fo:font-size="10.5pt" fo:font-weight="bold" officeooo:rsid="0011cd30" officeooo:paragraph-rsid="004f80ba" style:font-name-asian="Noto Sans Mono CJK JP" style:font-size-asian="10.5pt" style:font-weight-asian="bold" style:font-size-complex="10.5pt" style:font-weight-complex="bold"/>
    </style:style>
    <style:style style:name="P24" style:family="paragraph" style:parent-style-name="Standard">
      <style:text-properties officeooo:rsid="004f11f9" officeooo:paragraph-rsid="004f11f9"/>
    </style:style>
    <style:style style:name="P25" style:family="paragraph" style:parent-style-name="Standard">
      <style:text-properties officeooo:rsid="004f80ba" officeooo:paragraph-rsid="004f80ba"/>
    </style:style>
    <style:style style:name="P26" style:family="paragraph" style:parent-style-name="Standard">
      <style:text-properties officeooo:rsid="0050f9f4" officeooo:paragraph-rsid="00538f19"/>
    </style:style>
    <style:style style:name="P27" style:family="paragraph" style:parent-style-name="Standard">
      <style:text-properties officeooo:rsid="0052215e" officeooo:paragraph-rsid="0052215e"/>
    </style:style>
    <style:style style:name="P28" style:family="paragraph" style:parent-style-name="Standard">
      <style:text-properties officeooo:rsid="0052215e" officeooo:paragraph-rsid="005940e5"/>
    </style:style>
    <style:style style:name="P29" style:family="paragraph" style:parent-style-name="Standard">
      <style:text-properties officeooo:rsid="005451ac" officeooo:paragraph-rsid="00562460"/>
    </style:style>
    <style:style style:name="P30" style:family="paragraph" style:parent-style-name="Standard">
      <style:text-properties fo:color="#21409a" officeooo:rsid="004aa9cc" officeooo:paragraph-rsid="004aa9cc"/>
    </style:style>
    <style:style style:name="P31" style:family="paragraph" style:parent-style-name="Standard">
      <style:text-properties fo:color="#21409a" officeooo:rsid="000ea412" officeooo:paragraph-rsid="002905fc"/>
    </style:style>
    <style:style style:name="P32" style:family="paragraph" style:parent-style-name="Standard">
      <style:text-properties fo:color="#21409a" officeooo:rsid="000ea412" officeooo:paragraph-rsid="000ea412"/>
    </style:style>
    <style:style style:name="P33" style:family="paragraph" style:parent-style-name="Standard">
      <style:text-properties fo:color="#21409a" officeooo:rsid="000ea412" officeooo:paragraph-rsid="0015b222"/>
    </style:style>
    <style:style style:name="P34" style:family="paragraph" style:parent-style-name="Standard">
      <style:text-properties fo:color="#21409a" officeooo:rsid="0018071b" officeooo:paragraph-rsid="0018071b"/>
    </style:style>
    <style:style style:name="P35" style:family="paragraph" style:parent-style-name="Standard">
      <style:text-properties fo:color="#21409a" officeooo:rsid="0018071b" officeooo:paragraph-rsid="00374977"/>
    </style:style>
    <style:style style:name="P36" style:family="paragraph" style:parent-style-name="Standard">
      <style:text-properties fo:color="#21409a" style:font-name="Consolas1" fo:font-size="11.1999998092651pt" officeooo:rsid="0043f22f" officeooo:paragraph-rsid="0043f22f" style:font-name-asian="Consolas1" style:font-size-asian="11.1999998092651pt" style:font-size-complex="11.1999998092651pt"/>
    </style:style>
    <style:style style:name="P37" style:family="paragraph" style:parent-style-name="Standard">
      <style:text-properties fo:color="#21409a" style:font-name="Consolas1" fo:font-size="11.1999998092651pt" officeooo:rsid="0043f22f" officeooo:paragraph-rsid="004f80ba" style:font-name-asian="Consolas1" style:font-size-asian="11.1999998092651pt" style:font-size-complex="11.1999998092651pt"/>
    </style:style>
    <style:style style:name="P38" style:family="paragraph" style:parent-style-name="Standard">
      <style:text-properties fo:color="#21409a" officeooo:rsid="0011cd30" officeooo:paragraph-rsid="0011cd30"/>
    </style:style>
    <style:style style:name="P39" style:family="paragraph" style:parent-style-name="Standard">
      <style:text-properties fo:color="#21409a" officeooo:rsid="00459c36" officeooo:paragraph-rsid="00459c36"/>
    </style:style>
    <style:style style:name="P40" style:family="paragraph" style:parent-style-name="Standard">
      <style:text-properties fo:color="#21409a" officeooo:rsid="004f11f9" officeooo:paragraph-rsid="004f11f9"/>
    </style:style>
    <style:style style:name="P41" style:family="paragraph" style:parent-style-name="Standard">
      <style:text-properties fo:color="#ce181e" officeooo:rsid="0015d937" officeooo:paragraph-rsid="0015d937"/>
    </style:style>
    <style:style style:name="P42" style:family="paragraph" style:parent-style-name="Standard">
      <style:text-properties fo:color="#ce181e" officeooo:rsid="000ea412" officeooo:paragraph-rsid="000ea412"/>
    </style:style>
    <style:style style:name="P43" style:family="paragraph" style:parent-style-name="Standard">
      <style:text-properties fo:color="#ce181e" officeooo:rsid="003e4882" officeooo:paragraph-rsid="003e4882"/>
    </style:style>
    <style:style style:name="P44" style:family="paragraph" style:parent-style-name="Standard">
      <style:text-properties fo:color="#ce181e" style:font-name="Consolas1" fo:font-size="11.1999998092651pt" officeooo:rsid="0043f22f" officeooo:paragraph-rsid="0043f22f" style:font-name-asian="Consolas1" style:font-size-asian="11.1999998092651pt" style:font-size-complex="11.1999998092651pt"/>
    </style:style>
    <style:style style:name="P45" style:family="paragraph" style:parent-style-name="Standard">
      <style:text-properties fo:color="#ce181e" officeooo:rsid="00459c36" officeooo:paragraph-rsid="00459c36"/>
    </style:style>
    <style:style style:name="P4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1cd30" officeooo:paragraph-rsid="0011cd30"/>
    </style:style>
    <style:style style:name="P4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0ea412" officeooo:paragraph-rsid="000ea412"/>
    </style:style>
    <style:style style:name="P48" style:family="paragraph" style:parent-style-name="Text_20_body">
      <style:text-properties officeooo:paragraph-rsid="000ea412"/>
    </style:style>
    <style:style style:name="P49" style:family="paragraph" style:parent-style-name="Preformatted_20_Text">
      <style:text-properties fo:font-variant="normal" fo:text-transform="none" fo:color="#212529" style:font-name="Consolas1" fo:font-size="11.1999998092651pt" fo:letter-spacing="normal" fo:font-style="normal" fo:font-weight="normal" officeooo:rsid="0011cd30" officeooo:paragraph-rsid="0031ebfb" style:font-size-asian="11.1999998092651pt" style:font-size-complex="11.1999998092651pt"/>
    </style:style>
    <style:style style:name="P50" style:family="paragraph" style:parent-style-name="Preformatted_20_Text">
      <style:text-properties fo:font-variant="normal" fo:text-transform="none" fo:color="#21409a" style:font-name="Consolas1" fo:font-size="11.1999998092651pt" fo:letter-spacing="normal" fo:font-style="normal" fo:font-weight="normal" officeooo:rsid="0011cd30" officeooo:paragraph-rsid="0031ebfb" style:font-size-asian="11.1999998092651pt" style:font-size-complex="11.1999998092651pt"/>
    </style:style>
    <style:style style:name="P51" style:family="paragraph" style:parent-style-name="Standard">
      <style:text-properties officeooo:rsid="004c4bd6" officeooo:paragraph-rsid="004d08d6"/>
    </style:style>
    <style:style style:name="P52" style:family="paragraph" style:parent-style-name="Standard">
      <style:text-properties fo:font-variant="normal" fo:text-transform="none" fo:color="#21409a" style:font-name="Consolas" fo:font-size="11.25pt" fo:letter-spacing="normal" fo:font-style="normal" fo:font-weight="normal" officeooo:rsid="004f11f9" officeooo:paragraph-rsid="004f11f9"/>
    </style:style>
    <style:style style:name="P53" style:family="paragraph" style:parent-style-name="Standard">
      <style:text-properties fo:font-variant="normal" fo:text-transform="none" fo:color="#21409a" style:text-line-through-style="none" style:text-line-through-type="none" style:font-name="apple-system" fo:font-size="12pt" fo:letter-spacing="normal" fo:font-style="normal" style:text-underline-style="none" fo:font-weight="normal" officeooo:rsid="0050f9f4" officeooo:paragraph-rsid="0050f9f4" style:text-blinking="false" fo:background-color="#ffffff"/>
    </style:style>
    <style:style style:name="P54" style:family="paragraph" style:parent-style-name="Standard">
      <style:text-properties fo:font-variant="normal" fo:text-transform="none" fo:color="#21409a" style:text-line-through-style="none" style:text-line-through-type="none" style:font-name="apple-system" fo:font-size="12pt" fo:letter-spacing="normal" fo:font-style="normal" style:text-underline-style="none" fo:font-weight="normal" officeooo:rsid="005451ac" officeooo:paragraph-rsid="0052215e" style:text-blinking="false" fo:background-color="#ffffff"/>
    </style:style>
    <style:style style:name="P55" style:family="paragraph" style:parent-style-name="Standard">
      <style:text-properties fo:font-variant="normal" fo:text-transform="none" fo:color="#21409a" style:text-line-through-style="none" style:text-line-through-type="none" style:font-name="apple-system" fo:font-size="12pt" fo:letter-spacing="normal" fo:font-style="normal" style:text-underline-style="none" fo:font-weight="normal" officeooo:rsid="005451ac" officeooo:paragraph-rsid="005451ac" style:text-blinking="false" fo:background-color="#ffffff"/>
    </style:style>
    <style:style style:name="P56" style:family="paragraph" style:parent-style-name="Standard">
      <style:text-properties fo:font-variant="normal" fo:text-transform="none" fo:color="#ce181e" style:font-name="Consolas" fo:font-size="11.25pt" fo:letter-spacing="normal" fo:font-style="normal" fo:font-weight="normal" officeooo:rsid="004f11f9" officeooo:paragraph-rsid="004f11f9"/>
    </style:style>
    <style:style style:name="P57" style:family="paragraph" style:parent-style-name="Standard">
      <style:text-properties fo:font-variant="normal" fo:text-transform="none" style:text-line-through-style="none" style:text-line-through-type="none" style:font-name="apple-system" fo:font-size="12pt" fo:letter-spacing="normal" fo:font-style="normal" style:text-underline-style="none" fo:font-weight="normal" officeooo:rsid="0050f9f4" officeooo:paragraph-rsid="004f11f9" style:text-blinking="false" fo:background-color="#ffffff"/>
    </style:style>
    <style:style style:name="P58" style:family="paragraph" style:parent-style-name="Standard">
      <style:text-properties fo:font-variant="normal" fo:text-transform="none" style:text-line-through-style="none" style:text-line-through-type="none" style:font-name="apple-system" fo:font-size="12pt" fo:letter-spacing="normal" fo:font-style="normal" style:text-underline-style="none" fo:font-weight="normal" officeooo:rsid="0050f9f4" officeooo:paragraph-rsid="0050f9f4" style:text-blinking="false" fo:background-color="#ffffff"/>
    </style:style>
    <style:style style:name="P59" style:family="paragraph" style:parent-style-name="Standard">
      <style:text-properties fo:font-variant="normal" fo:text-transform="none" style:text-line-through-style="none" style:text-line-through-type="none" style:font-name="apple-system" fo:font-size="12pt" fo:letter-spacing="normal" fo:font-style="normal" style:text-underline-style="none" fo:font-weight="normal" officeooo:rsid="0052215e" officeooo:paragraph-rsid="00538f19" style:text-blinking="false" fo:background-color="#ffffff"/>
    </style:style>
    <style:style style:name="P60" style:family="paragraph" style:parent-style-name="Standard">
      <style:text-properties fo:font-variant="normal" fo:text-transform="none" style:text-line-through-style="none" style:text-line-through-type="none" style:font-name="apple-system" fo:font-size="12pt" fo:letter-spacing="normal" fo:font-style="normal" style:text-underline-style="none" fo:font-weight="normal" officeooo:rsid="0052215e" officeooo:paragraph-rsid="0052215e" style:text-blinking="false" fo:background-color="#ffffff"/>
    </style:style>
    <style:style style:name="P61" style:family="paragraph" style:parent-style-name="Standard">
      <style:text-properties fo:font-variant="normal" fo:text-transform="none" style:text-line-through-style="none" style:text-line-through-type="none" style:font-name="apple-system" fo:font-size="12pt" fo:letter-spacing="normal" fo:font-style="normal" style:text-underline-style="none" fo:font-weight="normal" officeooo:rsid="005451ac" officeooo:paragraph-rsid="005940e5" style:text-blinking="false" fo:background-color="#ffffff"/>
    </style:style>
    <style:style style:name="P62" style:family="paragraph" style:parent-style-name="Standard">
      <style:text-properties fo:font-variant="normal" fo:text-transform="none" style:text-line-through-style="none" style:text-line-through-type="none" style:font-name="apple-system" fo:font-size="12pt" fo:letter-spacing="normal" fo:font-style="normal" style:text-underline-style="none" fo:font-weight="normal" officeooo:rsid="005451ac" officeooo:paragraph-rsid="00562460" style:text-blinking="false" fo:background-color="#ffffff"/>
    </style:style>
    <style:style style:name="P63" style:family="paragraph" style:parent-style-name="Standard">
      <style:text-properties fo:font-variant="normal" fo:text-transform="none" style:text-line-through-style="none" style:text-line-through-type="none" style:font-name="apple-system" fo:font-size="12pt" fo:letter-spacing="normal" fo:font-style="normal" style:text-underline-style="none" fo:font-weight="normal" officeooo:rsid="005a84be" officeooo:paragraph-rsid="005940e5" style:text-blinking="false" fo:background-color="#ffffff"/>
    </style:style>
    <style:style style:name="P64" style:family="paragraph" style:parent-style-name="Standard">
      <style:text-properties fo:font-variant="normal" fo:text-transform="none" style:text-line-through-style="none" style:text-line-through-type="none" style:font-name="apple-system" fo:font-size="12pt" fo:letter-spacing="normal" fo:font-style="normal" style:text-underline-style="none" fo:font-weight="normal" officeooo:rsid="00572421" officeooo:paragraph-rsid="0052215e" style:text-blinking="false" fo:background-color="#ffffff"/>
    </style:style>
    <style:style style:name="P65" style:family="paragraph" style:parent-style-name="Standard">
      <style:text-properties officeooo:rsid="0011cd30" officeooo:paragraph-rsid="0011cd30"/>
    </style:style>
    <style:style style:name="P66" style:family="paragraph" style:parent-style-name="Standard">
      <style:text-properties officeooo:rsid="0011cd30" officeooo:paragraph-rsid="00620362"/>
    </style:style>
    <style:style style:name="P67" style:family="paragraph" style:parent-style-name="Standard">
      <style:text-properties officeooo:paragraph-rsid="0011cd30"/>
    </style:style>
    <style:style style:name="P6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1cd30" officeooo:paragraph-rsid="0011cd30"/>
    </style:style>
    <style:style style:name="P6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1cd30" officeooo:paragraph-rsid="00620362"/>
    </style:style>
    <style:style style:name="T1" style:family="text">
      <style:text-properties fo:font-variant="normal" fo:text-transform="none" fo:color="#000000" style:font-name="inherit" fo:font-size="12pt" fo:letter-spacing="normal" fo:font-style="normal" fo:font-weight="normal" officeooo:rsid="000ea412" fo:background-color="transparent" loext:char-shading-value="0" loext:padding="0cm" loext:border="none"/>
    </style:style>
    <style:style style:name="T2" style:family="text">
      <style:text-properties fo:font-variant="normal" fo:text-transform="none" fo:color="#000000" style:font-name="inherit" fo:font-size="12pt" fo:letter-spacing="normal" fo:font-style="normal" fo:font-weight="bold" officeooo:rsid="000ea412" fo:background-color="transparent" loext:char-shading-value="0" style:font-weight-asian="bold" style:font-weight-complex="bold" loext:padding="0cm" loext:border="none"/>
    </style:style>
    <style:style style:name="T3" style:family="text">
      <style:text-properties fo:font-variant="normal" fo:text-transform="none" style:font-name="Consolas" fo:font-size="11.25pt" fo:letter-spacing="normal" fo:font-style="normal" fo:font-weight="normal"/>
    </style:style>
    <style:style style:name="T4" style:family="text">
      <style:text-properties fo:font-variant="normal" fo:text-transform="none" style:font-name="Consolas" fo:font-size="11.25pt" fo:letter-spacing="normal" fo:font-style="normal" fo:font-weight="normal" officeooo:rsid="001d9faa"/>
    </style:style>
    <style:style style:name="T5" style:family="text">
      <style:text-properties fo:font-variant="normal" fo:text-transform="none" style:font-name="Consolas" fo:font-size="11.25pt" fo:letter-spacing="normal" fo:font-style="normal" fo:font-weight="normal" officeooo:rsid="00374977"/>
    </style:style>
    <style:style style:name="T6" style:family="text">
      <style:text-properties fo:font-variant="normal" fo:text-transform="none" style:font-name="Consolas" fo:font-size="11.25pt" fo:letter-spacing="normal" fo:font-style="normal" fo:font-weight="bold"/>
    </style:style>
    <style:style style:name="T7"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ffffff" loext:char-shading-value="0"/>
    </style:style>
    <style:style style:name="T8" style:family="text">
      <style:text-properties fo:font-variant="normal" fo:text-transform="none" style:text-line-through-style="none" style:text-line-through-type="none" style:font-name="apple-system" fo:font-size="12pt" fo:letter-spacing="normal" fo:font-style="normal" style:text-underline-style="none" fo:font-weight="normal" officeooo:rsid="0052215e" style:text-blinking="false" fo:background-color="#ffffff" loext:char-shading-value="0"/>
    </style:style>
    <style:style style:name="T9" style:family="text">
      <style:text-properties fo:font-variant="normal" fo:text-transform="none" style:text-line-through-style="none" style:text-line-through-type="none" style:font-name="apple-system" fo:font-size="12pt" fo:letter-spacing="normal" fo:font-style="normal" style:text-underline-style="none" fo:font-weight="normal" officeooo:rsid="00536998" style:text-blinking="false" fo:background-color="#ffffff" loext:char-shading-value="0"/>
    </style:style>
    <style:style style:name="T10" style:family="text">
      <style:text-properties fo:font-variant="normal" fo:text-transform="none" style:text-line-through-style="none" style:text-line-through-type="none" style:font-name="apple-system" fo:font-size="12pt" fo:letter-spacing="normal" fo:font-style="normal" style:text-underline-style="none" fo:font-weight="normal" officeooo:rsid="005451ac" style:text-blinking="false" fo:background-color="#ffffff" loext:char-shading-value="0"/>
    </style:style>
    <style:style style:name="T11" style:family="text">
      <style:text-properties fo:font-variant="normal" fo:text-transform="none" style:text-line-through-style="none" style:text-line-through-type="none" style:font-name="apple-system" fo:font-size="12pt" fo:letter-spacing="normal" fo:font-style="normal" style:text-underline-style="none" fo:font-weight="normal" officeooo:rsid="00557f84" style:text-blinking="false" fo:background-color="#ffffff" loext:char-shading-value="0"/>
    </style:style>
    <style:style style:name="T12" style:family="text">
      <style:text-properties fo:font-variant="normal" fo:text-transform="none" style:text-line-through-style="none" style:text-line-through-type="none" style:font-name="apple-system" fo:font-size="12pt" fo:letter-spacing="normal" fo:font-style="normal" style:text-underline-style="none" fo:font-weight="normal" officeooo:rsid="00562460" style:text-blinking="false" fo:background-color="#ffffff" loext:char-shading-value="0"/>
    </style:style>
    <style:style style:name="T13" style:family="text">
      <style:text-properties fo:font-variant="normal" fo:text-transform="none" style:text-line-through-style="none" style:text-line-through-type="none" style:font-name="apple-system" fo:font-size="12pt" fo:letter-spacing="normal" fo:font-style="normal" style:text-underline-style="none" fo:font-weight="normal" officeooo:rsid="0056b3ae" style:text-blinking="false" fo:background-color="#ffffff" loext:char-shading-value="0"/>
    </style:style>
    <style:style style:name="T14" style:family="text">
      <style:text-properties fo:font-variant="normal" fo:text-transform="none" style:text-line-through-style="none" style:text-line-through-type="none" style:font-name="apple-system" fo:font-size="12pt" fo:letter-spacing="normal" fo:font-style="normal" style:text-underline-style="none" fo:font-weight="normal" officeooo:rsid="00572421" style:text-blinking="false" fo:background-color="#ffffff" loext:char-shading-value="0"/>
    </style:style>
    <style:style style:name="T15" style:family="text">
      <style:text-properties fo:font-variant="normal" fo:text-transform="none" style:text-line-through-style="none" style:text-line-through-type="none" style:font-name="apple-system" fo:font-size="12pt" fo:letter-spacing="normal" fo:font-style="normal" style:text-underline-style="none" fo:font-weight="normal" officeooo:rsid="005940e5" style:text-blinking="false" fo:background-color="#ffffff" loext:char-shading-value="0"/>
    </style:style>
    <style:style style:name="T16" style:family="text">
      <style:text-properties fo:font-variant="normal" fo:text-transform="none" style:text-line-through-style="none" style:text-line-through-type="none" style:font-name="apple-system" fo:font-size="12pt" fo:letter-spacing="normal" fo:font-style="normal" style:text-underline-style="none" fo:font-weight="normal" officeooo:rsid="005a84be" style:text-blinking="false" fo:background-color="#ffffff" loext:char-shading-value="0"/>
    </style:style>
    <style:style style:name="T17" style:family="text">
      <style:text-properties fo:font-variant="normal" fo:text-transform="none" fo:letter-spacing="normal"/>
    </style:style>
    <style:style style:name="T18" style:family="text">
      <style:text-properties officeooo:rsid="00104c49"/>
    </style:style>
    <style:style style:name="T19" style:family="text">
      <style:text-properties officeooo:rsid="0011cd30"/>
    </style:style>
    <style:style style:name="T20" style:family="text">
      <style:text-properties officeooo:rsid="001392d2"/>
    </style:style>
    <style:style style:name="T21" style:family="text">
      <style:text-properties officeooo:rsid="0013ecfe"/>
    </style:style>
    <style:style style:name="T22" style:family="text">
      <style:text-properties officeooo:rsid="0015d937"/>
    </style:style>
    <style:style style:name="T23" style:family="text">
      <style:text-properties officeooo:rsid="001682e5"/>
    </style:style>
    <style:style style:name="T24" style:family="text">
      <style:text-properties officeooo:rsid="001d474f"/>
    </style:style>
    <style:style style:name="T25" style:family="text">
      <style:text-properties officeooo:rsid="002aa927"/>
    </style:style>
    <style:style style:name="T26" style:family="text">
      <style:text-properties officeooo:rsid="0034f0be"/>
    </style:style>
    <style:style style:name="T27" style:family="text">
      <style:text-properties style:font-name="Consolas1" fo:font-size="11.1999998092651pt" style:font-name-asian="Consolas1" style:font-size-asian="11.1999998092651pt" style:font-size-complex="11.1999998092651pt"/>
    </style:style>
    <style:style style:name="T28" style:family="text">
      <style:text-properties style:font-name="Consolas1" fo:font-size="11.1999998092651pt" officeooo:rsid="0015d937" style:font-name-asian="Consolas1" style:font-size-asian="11.1999998092651pt" style:font-size-complex="11.1999998092651pt"/>
    </style:style>
    <style:style style:name="T29" style:family="text">
      <style:text-properties style:font-name="Consolas1" fo:font-size="11.1999998092651pt" officeooo:rsid="0034c985" style:font-name-asian="Consolas1" style:font-size-asian="11.1999998092651pt" style:font-size-complex="11.1999998092651pt"/>
    </style:style>
    <style:style style:name="T30" style:family="text">
      <style:text-properties officeooo:rsid="00410cc4"/>
    </style:style>
    <style:style style:name="T31" style:family="text">
      <style:text-properties officeooo:rsid="00459c36"/>
    </style:style>
    <style:style style:name="T32" style:family="text">
      <style:text-properties officeooo:rsid="00479960"/>
    </style:style>
    <style:style style:name="T33" style:family="text">
      <style:text-properties officeooo:rsid="0048cdc2"/>
    </style:style>
    <style:style style:name="T34" style:family="text">
      <style:text-properties fo:font-weight="bold"/>
    </style:style>
    <style:style style:name="T35" style:family="text">
      <style:text-properties officeooo:rsid="004c4bd6"/>
    </style:style>
    <style:style style:name="T36" style:family="text">
      <style:text-properties officeooo:rsid="004f80ba"/>
    </style:style>
    <style:style style:name="T37" style:family="text">
      <style:text-properties fo:color="#21409a"/>
    </style:style>
    <style:style style:name="T38" style:family="text">
      <style:text-properties officeooo:rsid="006203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pan text:style-name="Source_20_Text"><text:span text:style-name="T2">[사전 작업]</text:span></text:span></text:p>
      <text:p text:style-name="P48"><text:span text:style-name="Source_20_Text"><text:span text:style-name="T1">&lt;Jetson에서 구동가능한 conda 설치하기 (miniforge)&gt;</text:span></text:span></text:p>
      <text:p text:style-name="P48"><text:span text:style-name="Source_20_Text"><text:span text:style-name="T1">Miniforge3-Linux-aarch64.sh가 있는 디렉토리로 이동 후</text:span></text:span></text:p>
      <text:p text:style-name="Text_20_body"><text:span text:style-name="Source_20_Text"><text:span text:style-name="T37">chmod +x Miniforge3-Linux-aarch64.sh</text:span></text:span></text:p>
      <text:p text:style-name="Text_20_body"><text:span text:style-name="Source_20_Text"><text:span text:style-name="T37">./Miniforge3-Linux-aarch64.sh</text:span></text:span></text:p>
      <text:p text:style-name="Standard"/>
      <text:p text:style-name="Standard">*<text:span text:style-name="T18">tip: 기존 가상환경 지우기 conda env remove -n [이름]</text:span></text:p>
      <text:p text:style-name="Standard">*<text:span text:style-name="T25">tip: 젯슨 나노에 깔려있는 cuda버전은 10.2임</text:span></text:p>
      <text:p text:style-name="Standard"/>
      <text:p text:style-name="P21">&lt;<text:span text:style-name="T33">swap메모리 생성 (6GB)&gt; → 딥러닝 등 메모리를 많이 쓰는 작업에 필수</text:span></text:p>
      <text:p text:style-name="P19"><text:span text:style-name="T37">git clone </text:span><text:a xlink:type="simple" xlink:href="https://github.com/JetsonHacksNano/installSwapfile.git" text:style-name="Internet_20_link" text:visited-style-name="Visited_20_Internet_20_Link">https://github.com/JetsonHacksNano/installSwapfile.git</text:a></text:p>
      <text:p text:style-name="P30">cd installSwapfile</text:p>
      <text:p text:style-name="P30">chmod 744 ./installSwapfile</text:p>
      <text:p text:style-name="P30">./installSwapfile</text:p>
      <text:p text:style-name="P30"/>
      <text:p text:style-name="P30">sudo reboot</text:p>
      <text:p text:style-name="P19">(위 스왑파일을 생성해주면 재부팅시켜야 스왑메모리로 자리잡음)</text:p>
      <text:p text:style-name="P19"/>
      <text:p text:style-name="P20">*<text:span text:style-name="T35">tip: 만약 이렇게했는데 메모리가 제대로 swap메모리로 가지 않는다면 /etc/systemd/nvzramconfig.sh</text:span></text:p>
      <text:p text:style-name="P51">파일 삭제</text:p>
      <text:p text:style-name="P47"/>
      <text:p text:style-name="P22">[가상환경 생성 후 해당 환경에서 트레인,테스트용 라이브러리들 설치하기]</text:p>
      <text:p text:style-name="P3">(파이썬 3.6.9버전)</text:p>
      <text:p text:style-name="P1"/>
      <text:p text:style-name="P2">1. 가상환경 생성 후 접속 (홈 디렉토리에서)</text:p>
      <text:p text:style-name="P2"><text:s/>1) 가상환경 생성</text:p>
      <text:p text:style-name="P31">conda create -n mmdet<text:span text:style-name="T19">369 </text:span>python=3.<text:span text:style-name="T20">6.9</text:span></text:p>
      <text:p text:style-name="P2"><text:s/>2) 가상환경 접속</text:p>
      <text:p text:style-name="P32">conda activate mmdet<text:span text:style-name="T20">369</text:span></text:p>
      <text:p text:style-name="P1"/>
      <text:p text:style-name="P1"/>
      <text:p text:style-name="P1">2. pytorch <text:span text:style-name="T21">&amp; torchvision</text:span> 깔기 <text:span text:style-name="T21">(cuda10.2의 파이썬3.6.9에선 pytorch 1.8과 torchvision0.9.0)</text:span></text:p>
      <text:p text:style-name="P1">*참고링크: <text:s/><text:a xlink:type="simple" xlink:href="https://forums.developer.nvidia.com/t/pytorch-for-jetson-version-1-10-now-available/72048" text:style-name="Internet_20_link" text:visited-style-name="Visited_20_Internet_20_Link">https://forums.developer.nvidia.com/t/pytorch-for-jetson-version-1-10-now-available/72048</text:a></text:p>
      <text:p text:style-name="P1"/>
      <text:p text:style-name="P4">1) pytorch</text:p>
      <text:p text:style-name="P4"/>
      <text:p text:style-name="P33"><text:soft-page-break/><text:span text:style-name="T3">wget</text:span><text:span text:style-name="T17"> </text:span><text:span text:style-name="T3">https://nvidia.box.com/shared/static/p57jwntv436lfrd78inwl7iml6p13fzh.whl -O torch-1.8.0-cp36-cp36m-linux_aarch64.whl </text:span></text:p>
      <text:p text:style-name="P7"/>
      <text:p text:style-name="P8">pip3 install Cython</text:p>
      <text:p text:style-name="P7"/>
      <text:p text:style-name="P33"><text:span text:style-name="T3">pip3</text:span><text:span text:style-name="T17"> </text:span><text:span text:style-name="T3">install numpy torch-1.8.0-cp36-cp36m-linux_aarch64.whl</text:span></text:p>
      <text:p text:style-name="P1"/>
      <text:p text:style-name="P41">(위에 에러세줄 뱉는데 맨 밑에 Successfully installed dataclasses-0.8 numpy-1.19.5 torch-1.8.0 typing-extensions-4.0.1 이거 떴으면 성공임<text:span text:style-name="T23">)</text:span></text:p>
      <text:p text:style-name="P1"/>
      <text:p text:style-name="P1"/>
      <text:p text:style-name="P1"/>
      <text:p text:style-name="P1"/>
      <text:p text:style-name="P4">2) torchvision</text:p>
      <text:p text:style-name="P4"/>
      <text:p text:style-name="P8">sudo apt-get install libjpeg-dev zlib1g-dev libpython3-dev libavcodec-dev libavformat-dev libswscale-dev</text:p>
      <text:p text:style-name="P8"/>
      <text:p text:style-name="P8">git clone --branch <text:span text:style-name="T24">v0.9.0</text:span> https://github.com/pytorch/vision torchvisio<text:span text:style-name="T24">n</text:span></text:p>
      <text:p text:style-name="P12">(위 명령어 하기전에 현재 터미널 디렉토리안에 torchvision폴더있으면 지워야됨 sudo rm -rf torchvision)</text:p>
      <text:p text:style-name="P34"/>
      <text:p text:style-name="P34"><text:span text:style-name="T3">cd</text:span><text:span text:style-name="T17"> </text:span><text:span text:style-name="T3">torchvision</text:span></text:p>
      <text:p text:style-name="P9"/>
      <text:p text:style-name="P34"><text:span text:style-name="T3">export</text:span><text:span text:style-name="T17"> </text:span><text:span text:style-name="T3">BUILD_VERSION=0.</text:span><text:span text:style-name="T4">9</text:span><text:span text:style-name="T3">.0</text:span></text:p>
      <text:p text:style-name="P9"/>
      <text:p text:style-name="P10">python setup.py install –user</text:p>
      <text:p text:style-name="P13">(위 명령어는 실행시키면 좀 오래걸림--일반pc에서는 조금 걸리나 jetson nano에서는 오래걸림)</text:p>
      <text:p text:style-name="P11"/>
      <text:p text:style-name="P35"><text:span text:style-name="T5">cd</text:span><text:span text:style-name="T3"> ..</text:span></text:p>
      <text:p text:style-name="P14">(이건그냥 다시 홈디렉토리로 돌아와주기)</text:p>
      <text:p text:style-name="P5"/>
      <text:p text:style-name="P5"/>
      <text:p text:style-name="P5"/>
      <text:p text:style-name="P1"><text:span text:style-name="T22">3. </text:span>mmcv 깔기</text:p>
      <text:p text:style-name="P1">*참고링크: <text:a xlink:type="simple" xlink:href="https://mmcv.readthedocs.io/en/latest/get_started/installation.html" text:style-name="Internet_20_link" text:visited-style-name="Visited_20_Internet_20_Link">https://mmcv.readthedocs.io/en/latest/get_started/installation.html</text:a></text:p>
      <text:p text:style-name="P6"><text:a xlink:type="simple" xlink:href="https://download.openmmlab.com/mmcv/dist/cu102/torch1.8.0/index.html" text:style-name="Internet_20_link" text:visited-style-name="Visited_20_Internet_20_Link"/></text:p>
      <text:p text:style-name="P50"><text:bookmark text:name="codecell3"/>pip install mmcv-full<text:span text:style-name="T34">==</text:span>1.<text:span text:style-name="T30">4</text:span>.<text:span text:style-name="T30">0</text:span> -f https://download.openmmlab.com/mmcv/dist/cu1<text:span text:style-name="T30">02</text:span>/torch1.<text:span text:style-name="T30">8</text:span>.0/index.html</text:p>
      <text:p text:style-name="P49"/>
      <text:p text:style-name="P42">(현재 <text:span text:style-name="T26">jetson nano보드의 쿠다버전이 10.2이고 깐 파이토치가 1.8.0이므로)</text:span></text:p>
      <text:p text:style-name="P43">(이거 까는데 한 3-4시간은 걸린듯)</text:p>
      <text:p text:style-name="P1"/>
      <text:p text:style-name="P1"><text:soft-page-break/></text:p>
      <text:p text:style-name="P3"><text:span text:style-name="T28">4. </text:span><text:span text:style-name="T27">mmdet 소스코드 폴더째 복사(</text:span><text:span text:style-name="T29">github링크로)</text:span><text:span text:style-name="T27">한 후 </text:span><text:span text:style-name="T29">mmdet 업데이트 </text:span><text:span text:style-name="T27">(setup.py로)</text:span></text:p>
      <text:p text:style-name="P15"/>
      <text:p text:style-name="P16"><text:span text:style-name="T37">git clone </text:span><text:a xlink:type="simple" xlink:href="https://github.com/lleunyoungll/mmdetectionTomato_JetsonNano.git" text:style-name="Internet_20_link" text:visited-style-name="Visited_20_Internet_20_Link">https://github.com/lleunyoungll/mmdetectionTomato_JetsonNano.git</text:a></text:p>
      <text:p text:style-name="P44">(<text:span text:style-name="T19">현재 디렉토리가 home디렉토리 일텐데 그냥 여기다 폴더 받아도 상관없음</text:span>)</text:p>
      <text:p text:style-name="P36"/>
      <text:p text:style-name="P36">cd mmdetectionTomato_JetsonNano</text:p>
      <text:p text:style-name="P36"/>
      <text:p text:style-name="P36">python setup.py develop</text:p>
      <text:p text:style-name="P38"/>
      <text:p text:style-name="P39">cd ..</text:p>
      <text:p text:style-name="P45">(그냥 다시 홈 디렉토리로 돌아와주는거)</text:p>
      <text:p text:style-name="P3"/>
      <text:p text:style-name="P3"/>
      <text:p text:style-name="P18">5. <text:s/><text:span text:style-name="T31">labelme 깔기 (얘를 깔기위해 pyqt5도 깔아야함)</text:span></text:p>
      <text:p text:style-name="P18">1)<text:span text:style-name="T31">pyqt5 깔기 (jetson nano에서 까는거랑 다른 pc에서 까는거랑 방법이 좀 다름)</text:span></text:p>
      <text:p text:style-name="P38"><text:span text:style-name="T3">sudo apt-</text:span><text:span text:style-name="T6">get</text:span><text:span text:style-name="T17"> </text:span><text:span text:style-name="T3">install qt5-default</text:span><text:span text:style-name="T17"> </text:span><text:span text:style-name="T3">pyqt5-dev pyqt5-dev-tools</text:span></text:p>
      <text:p text:style-name="P52">pip install pyqt5</text:p>
      <text:p text:style-name="P52">pip install labelme</text:p>
      <text:p text:style-name="P56">(위 세 작업도 시간들이 오래걸림)</text:p>
      <text:p text:style-name="P3"/>
      <text:p text:style-name="P3">6.먼저 깔린 <text:span text:style-name="T32">pillow 지우고 pillow 5.3.0 버전으로 깔아야함</text:span></text:p>
      <text:p text:style-name="P3"/>
      <text:p text:style-name="P40">pip uninstall pillow</text:p>
      <text:p text:style-name="P40">pip install pillow==5.3.0</text:p>
      <text:p text:style-name="P24"/>
      <text:p text:style-name="P24"/>
      <text:p text:style-name="P24"/>
      <text:p text:style-name="P24"/>
      <text:p text:style-name="P24"/>
      <text:p text:style-name="P23">[<text:span text:style-name="T36">Train, Test 하기</text:span>]</text:p>
      <text:p text:style-name="P25">1.Test </text:p>
      <text:p text:style-name="P37">cd mmdetectionTomato_JetsonNano</text:p>
      <text:p text:style-name="P17"/>
      <text:p text:style-name="P17"/>
      <text:p text:style-name="P17"/>
      <text:p text:style-name="P24"><text:a xlink:type="simple" xlink:href="https://drive.google.com/file/d/1Xo-Xk7gN6RBcBHEYGLq_3ZFkQcqPLNSP/view?usp=sharing" text:style-name="Internet_20_link" text:visited-style-name="Visited_20_Internet_20_Link"><text:span text:style-name="T7">https://drive.google.com/file/d/1Xo-Xk7gN6RBcBHEYGLq_3ZFkQcqPLNSP/view?usp=sharing</text:span></text:a></text:p>
      <text:p text:style-name="P57">위 링크에서 받은 모델이 savedModel폴더 안에 잘 들어가있는지 확인 (epoch_2999.pth)</text:p>
      <text:p text:style-name="P57">해당 모델의 경로(savedModel/epoch_2999.pth)가 model_path.txt에 그대로 적혀있는지도 확인 후</text:p>
      <text:p text:style-name="P58">gui버전으로 테스트 시작</text:p>
      <text:p text:style-name="P58"/>
      <text:p text:style-name="P53"><text:soft-page-break/>python testGUIToMakeSegResultMask.py</text:p>
      <text:p text:style-name="P58"/>
      <text:p text:style-name="P26"><text:span text:style-name="T7">를 입력하면 파일 또는 폴더를 선택하라는 창이 뜸. </text:span><text:span text:style-name="T8">Jetson nano에서는 많은 양을 딥러닝하면 과부하가 쉽게 걸려 죽을 수 있으므로 파일 선택으로 하나의 사진만 딥러닝하자. 미리 준비한 테스트셋인 </text:span><text:span text:style-name="T9">testset폴더 안에 한 사진만 선택. </text:span><text:span text:style-name="T8">딥러닝이 완료되면 해당 사진의 이름이 터미널에 뜬다. </text:span></text:p>
      <text:p text:style-name="P59">그러면 직접 위에 quit버튼을 눌러서 gui창을 꺼줘야 프로그램이 꺼짐.</text:p>
      <text:p text:style-name="P60">그러면 testresult라는 폴더가 생기고 그 안에 들어가보면 방금 딥러닝한 사진이 안에 위치와 이름이 표시된 사진형태로 저장이된 걸 볼 수 있음.</text:p>
      <text:p text:style-name="P60"/>
      <text:p text:style-name="P27"><text:span text:style-name="T7">2.</text:span><text:span text:style-name="T10">Train</text:span></text:p>
      <text:p text:style-name="P28"><text:span text:style-name="T10">미리 준비해둔 </text:span><text:span text:style-name="T15">train용 사전준비데이터(imgjsonDataset_8timeSmallSize)폴더에 있는걸로 그대로 train하고싶으면 밑에 </text:span><text:span text:style-name="T10">./toCOCOdata_8timeSmallSize.sh 명령어 치는데서부터 따라하면됨.</text:span></text:p>
      <text:p text:style-name="P61"/>
      <text:p text:style-name="P28"><text:span text:style-name="T10">만약 본인 데이터로 하고싶으면 </text:span><text:span text:style-name="T15">Labelme.exe프로그램에서 각 개체별로 외곽을 따주고 해당 image파일들과 json파일들을 <text:s/>imgjsonDataset_8timeSmallSize안에 집어넣음(기존에있던 것들은 지우고). 그리고 labels.txt파일에 레이블할때 적었던 label들을 전부 적어줌 (역시 기존에있던 레이블명들은 지우고)</text:span></text:p>
      <text:p text:style-name="P28"><text:span text:style-name="T15">*자세한 설명은 </text:span><text:a xlink:type="simple" xlink:href="https://github.com/lleunyoungll/mmdetectionTomato_JetsonNano" text:style-name="Internet_20_link" text:visited-style-name="Visited_20_Internet_20_Link">https://github.com/lleunyoungll/mmdetectionTomato_JetsonNano</text:a><text:span text:style-name="T15"> </text:span><text:span text:style-name="T16">에서 Custom Dataset파트 참조</text:span></text:p>
      <text:p text:style-name="P63"/>
      <text:p text:style-name="P54">./toCOCOdata_8timeSmallSize.sh</text:p>
      <text:p text:style-name="P27"><text:span text:style-name="T10">를 해주면 해당 폴더에 </text:span><text:span text:style-name="T14">Train, Test, Validation이라는 폴더 세 개가 생김</text:span></text:p>
      <text:p text:style-name="P64"/>
      <text:p text:style-name="P55">python tools/train.py customized_config.py</text:p>
      <text:p text:style-name="P62">를 하면 오랜 시간 후에 work_dir에 epoch_1.pth 부터 epoch_2.pth … 차례대로 쌓여나가는 걸 볼 수 있음. Jetson nano의 메모리문제로 (스왑을 해도 메인 메모리를 스왑공간으로 옮기는 작업이 과부하로 느려지면 메인 메모리의 부하가 순간적으로 높아지면서 그냥 꺼짐) 에폭 한 8~9까지 가다가 꺼짐. 운좋으면 좀 더 할 수 있음</text:p>
      <text:p text:style-name="P29"><text:span text:style-name="T12">*tip: </text:span><text:span text:style-name="T11">train은 왠만하면 pc에서해서 모델만 Jetson으로 가져와서 test만하는게 나음. (그 때의 customized_config.py 파일은 일치시켜줘야함) </text:span><text:span text:style-name="T7">train은 </text:span><text:span text:style-name="T13">Jetson에서 </text:span><text:span text:style-name="T7">된다는걸 확인만 하는 용도지 Jetson에서 트레인하려면 거의 불가능하다고 보면 됨. gpu메모리를 낮추기위해 딥러닝 레이어를 아주많이 단순화시켰고(resnet18) 이미지 사이즈도 줄인채 gpu배치사이즈 1개로 트레이닝 하는거라 거의 하루가 지나야 괜찮은 모델이 나오는데 Jetson나노가 쿨링팬없으면 계속 뜨거워져서 또 하다 죽을 수 있고 메모리문제로도 죽을 수 있고 여러모로 어려운 task</text:span></text:p>
      <text:p text:style-name="P46"/>
      <text:p text:style-name="P67">*<text:span text:style-name="T38">tip: Jetson에 GPIO설치법</text:span></text:p>
      <text:p text:style-name="P67"><text:a xlink:type="simple" xlink:href="https://github.com/NVIDIA/jetson-gpio" text:style-name="Internet_20_link" text:visited-style-name="Visited_20_Internet_20_Link">https://github.com/NVIDIA/jetson-gpio</text:a></text:p>
      <text:p text:style-name="P3"/>
      <text:p text:style-name="P3"/>
      <text:p text:style-name="P46"/>
      <text:p text:style-name="P66">(파이썬 3.8버전)</text:p>
      <text:p text:style-name="P69">--추후 업데이트 예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tyle:font-face style:name="Lohit Devanagari1" svg:font-family="'Lohit Devanagari'"/>
    <style:font-face style:name="apple-system" svg:font-family="apple-system, BlinkMacSystemFont, 'Segoe UI', Helvetica, Arial, sans-serif, 'Apple Color Emoji', 'Segoe UI Emoji'"/>
    <style:font-face style:name="inherit" svg:font-family="inherit"/>
    <style:font-face style:name="Consolas1" svg:font-family="Consolas, Menlo, Monaco, 'Lucida Console', 'Liberation Mono', 'DejaVu Sans Mono', 'Bitstream Vera Sans Mono', 'Courier New', monospace" style:font-family-generic="swiss"/>
    <style:font-face style:name="Liberation Mono" svg:font-family="'Liberation Mono'" style:font-family-generic="modern" style:font-pitch="fixed"/>
    <style:font-face style:name="Noto Sans Mono CJK JP1" svg:font-family="'Noto Sans Mono CJK JP'" style:font-family-generic="modern" style:font-pitch="fixed"/>
    <style:font-face style:name="Liberation Serif" svg:font-family="'Liberation Serif'" style:font-family-generic="roman" style:font-pitch="variable"/>
    <style:font-face style:name="Noto Sans CJK JP" svg:font-family="'Noto Sans CJK JP'" style:font-family-generic="roman" style:font-pitch="variable"/>
    <style:font-face style:name="Liberation Sans" svg:font-family="'Liberation Sans'" style:font-family-generic="swiss" style:font-pitch="variable"/>
    <style:font-face style:name="Noto Sans CJK JP1" svg:font-family="'Noto Sans CJK JP'" style:font-family-generic="swiss" style:font-pitch="variable"/>
    <style:font-face style:name="Noto Sans Mono CJK JP" svg:font-family="'Noto Sans Mono CJK JP'" style:font-family-generic="swiss" style:font-pitch="variable"/>
    <style:font-face style:name="Lohit Devanagari" svg:font-family="'Lohit Devanagari'" style:font-family-generic="system" style:font-pitch="variable"/>
    <style:font-face style:name="Noto Sans CJK JP2" svg:font-family="'Noto Sans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ans CJK JP" fo:font-size="12pt" fo:language="en" fo:country="US" style:letter-kerning="true" style:font-name-asian="Noto Sans CJK JP2"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ans CJK JP" fo:font-size="12pt" fo:language="en" fo:country="US" style:letter-kerning="true" style:font-name-asian="Noto Sans CJK JP2" style:font-size-asian="10.5pt" style:language-asian="ko" style:country-asian="KR"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Title"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2"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JP1" style:font-family-asian="'Noto Sans Mono CJK J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Title"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2" style:font-family-asian="'Noto Sans CJK J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JP1" style:font-family-asian="'Noto Sans Mono CJK JP'"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7T09:08:58.411806839</meta:creation-date>
    <dc:date>2022-02-07T10:12:24.739601491</dc:date>
    <meta:editing-duration>PT6H1M7S</meta:editing-duration>
    <meta:editing-cycles>82</meta:editing-cycles>
    <meta:generator>LibreOffice/6.0.7.3$Linux_AARCH64 LibreOffice_project/00m0$Build-3</meta:generator>
    <meta:document-statistic meta:table-count="0" meta:image-count="0" meta:object-count="0" meta:page-count="4" meta:paragraph-count="85" meta:word-count="1481" meta:character-count="4148" meta:non-whitespace-character-count="3651"/>
  </office:meta>
</office:document-meta>
</file>